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a52" officeooo:paragraph-rsid="00146a52"/>
    </style:style>
    <style:style style:name="P2" style:family="paragraph" style:parent-style-name="Standard">
      <style:text-properties officeooo:rsid="00160042" officeooo:paragraph-rsid="00160042"/>
    </style:style>
    <style:style style:name="P3" style:family="paragraph" style:parent-style-name="Standard">
      <style:text-properties officeooo:rsid="001b3eec" officeooo:paragraph-rsid="001b3eec"/>
    </style:style>
    <style:style style:name="T1" style:family="text">
      <style:text-properties officeooo:rsid="00195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tyata frita pito</text:span>Sexoooooooooooooooooooooooo</text:p>
      <text:p text:style-name="P1"/>
      <text:p text:style-name="P1"/>
      <text:p text:style-name="P1"/>
      <text:p text:style-name="P2">hola buenos dias</text:p>
      <text:p text:style-name="P2"/>
      <text:p text:style-name="P3">AÑADIENDO CAMBI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27:23.265239499</meta:creation-date>
    <dc:date>2026-03-03T13:24:53.247936952</dc:date>
    <meta:editing-duration>PT2M2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1" meta:paragraph-count="3" meta:word-count="8" meta:character-count="78" meta:non-whitespace-character-count="73"/>
  </office:meta>
</office:document-meta>
</file>